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362fd" officeooo:paragraph-rsid="001362f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62fd" officeooo:paragraph-rsid="001362fd"/>
    </style:style>
    <style:style style:name="MT1" style:family="text">
      <style:text-properties style:text-underline-style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ndrés</text:span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8T10:42:49.923000000</dc:date>
    <meta:editing-duration>PT26M44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6"/>
    <meta:generator>LibreOffice/7.4.1.2$Windows_X86_64 LibreOffice_project/3c58a8f3a960df8bc8fd77b461821e42c061c5f0</meta:generator>
  </office:meta>
</office:document-meta>
</file>